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558E5BB3411D257B.jpg" manifest:media-type="image/jpeg"/>
  <manifest:file-entry manifest:full-path="Pictures/200000020000010500000169AFCB12BBEF6677F5.eps" manifest:media-type="image/x-eps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0pt" officeooo:paragraph-rsid="0046f90d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" fo:font-size="8pt" officeooo:paragraph-rsid="0024bfb3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officeooo:paragraph-rsid="0046f90d" style:font-size-asian="10pt" style:font-size-complex="10pt"/>
    </style:style>
    <style:style style:name="P18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20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2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3" style:family="paragraph" style:parent-style-name="Standard">
      <style:paragraph-properties fo:break-before="page"/>
      <style:text-properties style:font-name="Titillium" fo:font-size="10pt" officeooo:paragraph-rsid="003c663b" style:font-size-asian="10pt" style:font-size-complex="10pt"/>
    </style:style>
    <style:style style:name="P24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1b9215"/>
    </style:style>
    <style:style style:name="T4" style:family="text">
      <style:text-properties officeooo:rsid="001c0c9d"/>
    </style:style>
    <style:style style:name="T5" style:family="text">
      <style:text-properties officeooo:rsid="00255cb2"/>
    </style:style>
    <style:style style:name="T6" style:family="text">
      <style:text-properties officeooo:rsid="002b648c"/>
    </style:style>
    <style:style style:name="T7" style:family="text">
      <style:text-properties officeooo:rsid="00417f1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0" style:family="text">
      <style:text-properties style:text-underline-style="none" officeooo:rsid="00468922" fo:background-color="transparent" loext:char-shading-value="0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Model: LulzBot Mini 1.0 3D Printer</text:p>
      <text:p text:style-name="P2"/>
      <text:p text:style-name="P3"><text:s text:c="2"/>Serial Number:<text:tab/><text:span text:style-name="T8"> <text:s text:c="64"/></text:span></text:p>
      <text:p text:style-name="P6"><text:s text:c="2"/>Date Completed: <text:span text:style-name="T8"><text:s text:c="62"/></text:span></text:p>
      <text:p text:style-name="P6"><text:s text:c="2"/>Tested by: <text:span text:style-name="T8"><text:s text:c="75"/></text:span></text:p>
      <text:p text:style-name="P3"/>
      <text:p text:style-name="P3">Configuration:</text:p>
      <text:p text:style-name="P13"><text:tab/>Electronics:<text:tab/>Mini-RAMB<text:span text:style-name="T1">o 1.</text:span><text:span text:style-name="T2">3a</text:span></text:p>
      <text:p text:style-name="P13"/>
      <text:p text:style-name="P17">Firmware: <text:s/><text:tab/><text:span text:style-name="T1">Marlin </text:span></text:p>
      <text:p text:style-name="P17"><text:span text:style-name="T10"><text:s text:c="46"/></text:span><text:span text:style-name="T9"><text:s text:c="43"/></text:span></text:p>
      <text:p text:style-name="P16">Nozzle:<text:tab/><text:span text:style-name="T1">0.5mm diameter nozzle</text:span></text:p>
      <text:p text:style-name="P18">Settings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Stepper Motor</text:p>
          </table:table-cell>
          <table:table-cell table:style-name="Table1.A1" office:value-type="string">
            <text:p text:style-name="P9">Steps/mm</text:p>
          </table:table-cell>
          <table:table-cell table:style-name="Table1.A1" office:value-type="string">
            <text:p text:style-name="P19">Max Length</text:p>
          </table:table-cell>
          <table:table-cell table:style-name="Table1.A1" office:value-type="string">
            <text:p text:style-name="P19">Microstep Mode</text:p>
          </table:table-cell>
          <table:table-cell table:style-name="Table1.E1" office:value-type="string">
            <text:p text:style-name="P9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0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0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0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1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4672062955091722363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Is the Finger Clip properly mounted with the taller side on the left?</text:p>
        </text:list-item>
        <text:list-item>
          <text:p text:style-name="P25">Are the switches <text:span text:style-name="T4">installed securely?</text:span></text:p>
        </text:list-item>
        <text:list-item>
          <text:p text:style-name="P25">Are all 4 rubber feet installed?</text:p>
        </text:list-item>
        <text:list-item>
          <text:p text:style-name="P25">Is the PEI tape free of bubbles and wrinkles?</text:p>
        </text:list-item>
        <text:list-item>
          <text:p text:style-name="P25">Is the heat bed adhesive smooth and consistent?</text:p>
        </text:list-item>
        <text:list-item>
          <text:p text:style-name="P27">Is the frame free of scratches and scuffs?</text:p>
        </text:list-item>
      </text:list>
      <text:p text:style-name="P12"/>
      <text:p text:style-name="P2">Y Axis:</text:p>
      <text:list xml:id="list105934006750279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4">on</text:span> the y-idler by the bearings?</text:p>
        </text:list-item>
        <text:list-item>
          <text:p text:style-name="P25"><text:span text:style-name="T6">Are</text:span> the Y pulley <text:span text:style-name="T6">set screws tight with one aligned with the flat on the motor shaft?</text:span></text:p>
        </text:list-item>
        <text:list-item>
          <text:p text:style-name="P25">Is the Y belt tight?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23"/>
      <text:p text:style-name="P8"/>
      <text:p text:style-name="P8"/>
      <text:p text:style-name="P8"/>
      <text:p text:style-name="P8">X Axis:</text:p>
      <text:p text:style-name="P2"/>
      <text:list xml:id="list105935111880740" text:continue-numbering="true" text:style-name="WW8Num1">
        <text:list-item>
          <text:p text:style-name="P29"><text:span text:style-name="T6">Are</text:span> the <text:span text:style-name="T6">X</text:span> pulley <text:span text:style-name="T6">set screws tight with one aligned with the flat on the motor shaft?</text:span></text:p>
        </text:list-item>
        <text:list-item>
          <text:p text:style-name="P30">Does the <text:span text:style-name="T4">X</text:span> belt rub <text:span text:style-name="T4">on</text:span> the <text:span text:style-name="T4">x</text:span>-idler by the bearings?</text:p>
        </text:list-item>
        <text:list-item>
          <text:p text:style-name="P30">Does the <text:span text:style-name="T4">X</text:span> belt rub <text:span text:style-name="T4">on</text:span> the <text:span text:style-name="T4">screw heads of the belt mount</text:span>?</text:p>
        </text:list-item>
        <text:list-item>
          <text:p text:style-name="P28">Is the X belt tight?</text:p>
        </text:list-item>
        <text:list-item>
          <text:p text:style-name="P28">Does the X axis move freely end to end?</text:p>
        </text:list-item>
        <text:list-item>
          <text:p text:style-name="P28">Are the belts trimmed far enough to not interfere with the pulley or bearing?</text:p>
        </text:list-item>
        <text:list-item>
          <text:p text:style-name="P31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05934324544202" text:continue-numbering="true" text:style-name="WW8Num1">
        <text:list-item>
          <text:p text:style-name="P25">Do the Z drive rods rotate smoothly?</text:p>
        </text:list-item>
        <text:list-item>
          <text:p text:style-name="P28">Are the coupler set screws tight?</text:p>
        </text:list-item>
        <text:list-item>
          <text:p text:style-name="P28">Are the drive rods and motor shafts aligned so the couplers are not bent?</text:p>
          <text:p text:style-name="P28"/>
        </text:list-item>
      </text:list>
      <text:p text:style-name="P2">Extruder:</text:p>
      <text:p text:style-name="P2"/>
      <text:list xml:id="list105934151572059" text:continue-numbering="true" text:style-name="WW8Num1">
        <text:list-item>
          <text:p text:style-name="P32">Are the extruder springs set to <text:span text:style-name="T5">8</text:span>mm between the cap and the latch?</text:p>
        </text:list-item>
        <text:list-item>
          <text:p text:style-name="P25">Are the V grooves on the extruder gears lined up?</text:p>
        </text:list-item>
        <text:list-item>
          <text:p text:style-name="P25">Is the hobbing aligned to the hole in the extruder?</text:p>
        </text:list-item>
        <text:list-item>
          <text:p text:style-name="P25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05933942948449" text:continue-numbering="true" text:style-name="WW8Num1">
        <text:list-item>
          <text:p text:style-name="P25">Are all connections to the Mini-Rambo plugged in correctly?</text:p>
        </text:list-item>
        <text:list-item>
          <text:p text:style-name="P25">Are all cables free from contacting any moving parts?</text:p>
        </text:list-item>
      </text:list>
      <text:p text:style-name="P14"/>
      <text:p text:style-name="P22">Test and Verification Results:</text:p>
      <text:p text:style-name="P22"/>
      <text:list xml:id="list105934618655754" text:continue-numbering="true" text:style-name="WW8Num1">
        <text:list-item>
          <text:p text:style-name="P25">Verify case fan is running.</text:p>
        </text:list-item>
        <text:list-item>
          <text:p text:style-name="P25">Verify <text:span text:style-name="T7">heat sink fan</text:span> is running <text:span text:style-name="T7">when motors are engaged</text:span>.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25">X, Y, and Z min and max stop switches verified.</text:p>
        </text:list-item>
        <text:list-item>
          <text:p text:style-name="P33">Bed leveling is functioning properly.</text:p>
        </text:list-item>
        <text:list-item>
          <text:p text:style-name="P25">Bed temperature control verified.</text:p>
        </text:list-item>
        <text:list-item>
          <text:p text:style-name="P33">Bearing conditioning complete.</text:p>
        </text:list-item>
        <text:list-item>
          <text:p text:style-name="P33">Test print (<text:span text:style-name="T3">Oc</text:span>topus*) successful.</text:p>
        </text:list-item>
        <text:list-item>
          <text:p text:style-name="P24">Print head moved to shipping position.</text:p>
        </text:list-item>
      </text:list>
      <text:p text:style-name="P15"/>
      <text:p text:style-name="P15"/>
      <text:p text:style-name="P15"><text:span text:style-name="T11">*</text:span><text:span text:style-name="T12">Oct</text:span><text:span text:style-name="T11">opus by </text:span><text:span text:style-name="T13">yeoldbrian</text:span><text:span text:style-name="T11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200000020000010500000169AFCB12BBEF6677F5.eps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558E5BB3411D257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8-07-24T10:59:33.792759081</dc:date>
    <meta:editing-duration>PT9H54M40S</meta:editing-duration>
    <meta:editing-cycles>62</meta:editing-cycles>
    <meta:generator>LibreOffice/5.2.7.2$Linux_X86_64 LibreOffice_project/20m0$Build-2</meta:generator>
    <meta:print-date>2016-11-16T14:46:46.750922981</meta:print-date>
    <meta:document-statistic meta:table-count="2" meta:image-count="2" meta:object-count="0" meta:page-count="2" meta:paragraph-count="89" meta:word-count="509" meta:character-count="2870" meta:non-whitespace-character-count="2188"/>
  </office:meta>
</office:document-meta>
</file>